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6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9])" office:value-type="float" office:value="373.04" calcext:value-type="float">
            <text:p>373.0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3:.C49])" office:value-type="float" office:value="111.33" calcext:value-type="float">
            <text:p>111.3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3:.C60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4" table:formula="of:=SUM([.C63:.C67])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4])" office:value-type="float" office:value="132.6" calcext:value-type="float">
            <text:p>1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6])" office:value-type="float" office:value="1094.53" calcext:value-type="float">
            <text:p>1094.53</text:p>
          </table:table-cell>
          <table:table-cell table:formula="of:=SUM([.D1:.D86])" office:value-type="float" office:value="1094.53" calcext:value-type="float">
            <text:p>1094.5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1:.C102])" office:value-type="float" office:value="-3457.23" calcext:value-type="float">
            <text:p>-3457.2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7];[.D103])" office:value-type="float" office:value="-2362.7" calcext:value-type="float">
            <text:p>-236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00-00-00</text:date>, <text:time style:data-style-name="N2" text:time-value="19:03:13.302125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2T19:04:01.064540205</dc:date>
    <meta:editing-duration>P1DT9H56M4S</meta:editing-duration>
    <meta:editing-cycles>212</meta:editing-cycles>
    <meta:generator>LibreOffice/6.0.7.3$Linux_X86_64 LibreOffice_project/00m0$Build-3</meta:generator>
    <meta:document-statistic meta:table-count="5" meta:cell-count="755" meta:object-count="0"/>
  </office:meta>
</office:document-meta>
</file>